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89c765" draw:textarea-horizontal-align="justify" draw:textarea-vertical-align="middle" draw:auto-grow-height="false" fo:min-height="9.85cm" fo:min-width="5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826aaf" draw:textarea-horizontal-align="justify" draw:textarea-vertical-align="middle" draw:auto-grow-height="false" fo:min-height="0.952cm" fo:min-width="2.6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4.822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svg:stroke-width="0.1cm" svg:stroke-color="#000000" draw:marker-start-width="0.5cm" draw:marker-end-width="0.5cm" draw:fill="solid" draw:fill-color="#fff200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ef413d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solid" draw:fill-color="#826aa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200"/>
      <style:paragraph-properties fo:text-align="center"/>
    </style:style>
    <style:style style:name="P10" style:family="paragraph">
      <loext:graphic-properties draw:fill="solid" draw:fill-color="#ef413d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1cm" svg:height="10.2cm" svg:x="0.9cm" svg:y="0.8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248cm" svg:height="0.802cm" svg:x="1.3cm" svg:y="1cm">
          <draw:text-box>
            <text:p text:style-name="P3"><text:span text:style-name="T1">Reference Population</text:span></text:p>
          </draw:text-box>
        </draw:frame>
        <draw:custom-shape draw:style-name="gr3" draw:text-style-name="P5" draw:layer="layout" svg:width="4.4cm" svg:height="1.7cm" svg:x="1.7cm" svg:y="2.3cm">
          <text:p text:style-name="P1">Si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559cm" svg:height="0.725cm" svg:x="4.3cm" svg:y="4.7cm">
          <draw:text-box>
            <text:p><text:span text:style-name="T2">Genotypes</text:span></text:p>
          </draw:text-box>
        </draw:frame>
        <draw:line draw:style-name="gr4" draw:text-style-name="P7" draw:layer="layout" svg:x1="4.9cm" svg:y1="4cm" svg:x2="5.7cm" svg:y2="4.9cm">
          <text:p/>
        </draw:line>
        <draw:frame draw:style-name="gr2" draw:text-style-name="P6" draw:layer="layout" svg:width="3.492cm" svg:height="1.593cm" svg:x="1.1cm" svg:y="5.3cm">
          <draw:text-box>
            <text:p><text:span text:style-name="T2">Observations</text:span></text:p>
            <text:p><text:span text:style-name="T3">-</text:span><text:span text:style-name="T2"> </text:span><text:span text:style-name="T3">deregressed EBV</text:span></text:p>
            <text:p><text:span text:style-name="T3">- phenotypes</text:span></text:p>
          </draw:text-box>
        </draw:frame>
        <draw:line draw:style-name="gr4" draw:text-style-name="P7" draw:layer="layout" svg:x1="2.9cm" svg:y1="4cm" svg:x2="2.3cm" svg:y2="5.5cm">
          <text:p/>
        </draw:line>
        <draw:custom-shape draw:style-name="gr5" draw:text-style-name="P7" draw:layer="layout" svg:width="0.7cm" svg:height="5.35cm" draw:transform="rotate (1.5707963267949) translate (1.25cm 7.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4.6cm" svg:height="0.962cm" svg:x="1.7cm" svg:y="8.4cm">
          <draw:text-box>
            <text:p>marker-effects</text:p>
          </draw:text-box>
        </draw:frame>
        <draw:custom-shape draw:style-name="gr7" draw:text-style-name="P9" draw:layer="layout" svg:width="6cm" svg:height="2cm" draw:transform="skewX (-0.000523598775598299) rotate (-0.000523598775597623) translate (8cm 8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164cm" svg:height="0.725cm" svg:x="8.6cm" svg:y="8.6cm">
          <draw:text-box>
            <text:p><text:span text:style-name="T2">Genotyped animals</text:span></text:p>
          </draw:text-box>
        </draw:frame>
        <draw:line draw:style-name="gr4" draw:text-style-name="P7" draw:layer="layout" svg:x1="6cm" svg:y1="8.9cm" svg:x2="8.8cm" svg:y2="8.9cm">
          <text:p/>
        </draw:line>
        <draw:frame draw:style-name="gr2" draw:text-style-name="P6" draw:layer="layout" svg:width="5.32cm" svg:height="0.725cm" svg:x="9.4cm" svg:y="6.5cm">
          <draw:text-box>
            <text:p><text:span text:style-name="T2">Genomic breeding values</text:span></text:p>
          </draw:text-box>
        </draw:frame>
        <draw:line draw:style-name="gr4" draw:text-style-name="P7" draw:layer="layout" svg:x1="12cm" svg:y1="8.5cm" svg:x2="12cm" svg:y2="7.2cm">
          <text:p/>
        </draw:line>
        <draw:custom-shape draw:style-name="gr8" draw:text-style-name="P10" draw:layer="layout" svg:width="6cm" svg:height="2cm" draw:transform="skewX (-0.000523598775598299) rotate (-0.000523598775597623) translate (8.001cm 0.926cm)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989cm" svg:height="0.725cm" svg:x="8.601cm" svg:y="1.526cm">
          <draw:text-box>
            <text:p><text:span text:style-name="T2">Non-genotyped animals</text:span></text:p>
          </draw:text-box>
        </draw:frame>
        <draw:frame draw:style-name="gr2" draw:text-style-name="P6" draw:layer="layout" svg:width="5.586cm" svg:height="0.725cm" svg:x="7.8cm" svg:y="3.401cm">
          <draw:text-box>
            <text:p><text:span text:style-name="T2">Traditional breeding values</text:span></text:p>
          </draw:text-box>
        </draw:frame>
        <draw:line draw:style-name="gr4" draw:text-style-name="P7" draw:layer="layout" svg:x1="9cm" svg:y1="2.2cm" svg:x2="9cm" svg:y2="3.5cm">
          <text:p/>
        </draw:line>
        <draw:line draw:style-name="gr4" draw:text-style-name="P7" draw:layer="layout" svg:x1="9.1cm" svg:y1="8.5cm" svg:x2="9cm" svg:y2="4.1cm">
          <text:p/>
        </draw:line>
        <draw:frame draw:style-name="gr2" draw:text-style-name="P6" draw:layer="layout" svg:width="5.557cm" svg:height="0.725cm" svg:x="9.5cm" svg:y="4.801cm">
          <draw:text-box>
            <text:p><text:span text:style-name="T2">Combined breeding values</text:span></text:p>
          </draw:text-box>
        </draw:frame>
        <draw:line draw:style-name="gr4" draw:text-style-name="P7" draw:layer="layout" svg:x1="11cm" svg:y1="6.5cm" svg:x2="11cm" svg:y2="5.4cm">
          <text:p/>
        </draw:line>
        <draw:line draw:style-name="gr4" draw:text-style-name="P7" draw:layer="layout" svg:x1="11cm" svg:y1="4cm" svg:x2="11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6-04T16:41:18.771704878</dc:date>
    <meta:editing-duration>PT15M19S</meta:editing-duration>
    <meta:editing-cycles>5</meta:editing-cycles>
    <meta:generator>LibreOffice/6.0.3.2$MacOSX_X86_64 LibreOffice_project/8f48d515416608e3a835360314dac7e47fd0b821</meta:generator>
    <meta:document-statistic meta:object-count="22"/>
  </office:meta>
</office:document-meta>
</file>